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0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ewport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905669994366771" calcext:value-type="float">
            <text:p>0.905669994366771</text:p>
          </table:table-cell>
          <table:table-cell office:value-type="float" office:value="0.63924287479037" calcext:value-type="float">
            <text:p>0.63924287479037</text:p>
          </table:table-cell>
          <table:table-cell office:value-type="float" office:value="0.584967172656503" calcext:value-type="float">
            <text:p>0.584967172656503</text:p>
          </table:table-cell>
          <table:table-cell office:value-type="float" office:value="0.454252364587399" calcext:value-type="float">
            <text:p>0.454252364587399</text:p>
          </table:table-cell>
          <table:table-cell office:value-type="float" office:value="0.404150093989042" calcext:value-type="float">
            <text:p>0.404150093989042</text:p>
          </table:table-cell>
          <table:table-cell office:value-type="float" office:value="0.778750385135846" calcext:value-type="float">
            <text:p>0.778750385135846</text:p>
          </table:table-cell>
          <table:table-cell office:value-type="float" office:value="0.909526876966376" calcext:value-type="float">
            <text:p>0.909526876966376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Newport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op_1</text:p>
          </table:table-cell>
          <table:table-cell office:value-type="float" office:value="0.955039732329569" calcext:value-type="float">
            <text:p>0.955039732329569</text:p>
          </table:table-cell>
          <table:table-cell office:value-type="float" office:value="0.732538686741949" calcext:value-type="float">
            <text:p>0.732538686741949</text:p>
          </table:table-cell>
          <table:table-cell office:value-type="float" office:value="0.819322459222083" calcext:value-type="float">
            <text:p>0.819322459222083</text:p>
          </table:table-cell>
          <table:table-cell office:value-type="float" office:value="0.663948138854036" calcext:value-type="float">
            <text:p>0.663948138854036</text:p>
          </table:table-cell>
          <table:table-cell office:value-type="float" office:value="0.60706817231284" calcext:value-type="float">
            <text:p>0.60706817231284</text:p>
          </table:table-cell>
          <table:table-cell office:value-type="float" office:value="0.89293182768716" calcext:value-type="float">
            <text:p>0.89293182768716</text:p>
          </table:table-cell>
          <table:table-cell office:value-type="float" office:value="0.936428272689251" calcext:value-type="float">
            <text:p>0.93642827268925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p_2</text:p>
          </table:table-cell>
          <table:table-cell office:value-type="float" office:value="0.991217063989962" calcext:value-type="float">
            <text:p>0.991217063989962</text:p>
          </table:table-cell>
          <table:table-cell office:value-type="float" office:value="0.901087411125052" calcext:value-type="float">
            <text:p>0.901087411125052</text:p>
          </table:table-cell>
          <table:table-cell office:value-type="float" office:value="0.8943956503555" calcext:value-type="float">
            <text:p>0.8943956503555</text:p>
          </table:table-cell>
          <table:table-cell office:value-type="float" office:value="0.835424508573818" calcext:value-type="float">
            <text:p>0.835424508573818</text:p>
          </table:table-cell>
          <table:table-cell office:value-type="float" office:value="0.796946884148892" calcext:value-type="float">
            <text:p>0.796946884148892</text:p>
          </table:table-cell>
          <table:table-cell office:value-type="float" office:value="0.96612296110414" calcext:value-type="float">
            <text:p>0.96612296110414</text:p>
          </table:table-cell>
          <table:table-cell office:value-type="float" office:value="0.95064826432455" calcext:value-type="float">
            <text:p>0.9506482643245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op_3</text:p>
          </table:table-cell>
          <table:table-cell office:value-type="float" office:value="0.993935591802593" calcext:value-type="float">
            <text:p>0.993935591802593</text:p>
          </table:table-cell>
          <table:table-cell office:value-type="float" office:value="0.977624424926809" calcext:value-type="float">
            <text:p>0.977624424926809</text:p>
          </table:table-cell>
          <table:table-cell office:value-type="float" office:value="0.950230029276453" calcext:value-type="float">
            <text:p>0.950230029276453</text:p>
          </table:table-cell>
          <table:table-cell office:value-type="float" office:value="0.899414470932664" calcext:value-type="float">
            <text:p>0.899414470932664</text:p>
          </table:table-cell>
          <table:table-cell office:value-type="float" office:value="0.889376829778335" calcext:value-type="float">
            <text:p>0.889376829778335</text:p>
          </table:table-cell>
          <table:table-cell office:value-type="float" office:value="0.989753241321623" calcext:value-type="float">
            <text:p>0.989753241321623</text:p>
          </table:table-cell>
          <table:table-cell office:value-type="float" office:value="0.955876202425763" calcext:value-type="float">
            <text:p>0.955876202425763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SE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925996667811835" calcext:value-type="float">
            <text:p>0.925996667811835</text:p>
          </table:table-cell>
          <table:table-cell office:value-type="float" office:value="0.726021836092903" calcext:value-type="float">
            <text:p>0.726021836092903</text:p>
          </table:table-cell>
          <table:table-cell office:value-type="float" office:value="0.453623325007438" calcext:value-type="float">
            <text:p>0.453623325007438</text:p>
          </table:table-cell>
          <table:table-cell office:value-type="float" office:value="0.460950154042456" calcext:value-type="float">
            <text:p>0.460950154042456</text:p>
          </table:table-cell>
          <table:table-cell office:value-type="float" office:value="0.412353234098317" calcext:value-type="float">
            <text:p>0.412353234098317</text:p>
          </table:table-cell>
          <table:table-cell office:value-type="float" office:value="0.783716320134627" calcext:value-type="float">
            <text:p>0.783716320134627</text:p>
          </table:table-cell>
          <table:table-cell office:value-type="float" office:value="0.932741943853056" calcext:value-type="float">
            <text:p>0.932741943853056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SE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op_1</text:p>
          </table:table-cell>
          <table:table-cell office:value-type="float" office:value="0.966339869281046" calcext:value-type="float">
            <text:p>0.966339869281046</text:p>
          </table:table-cell>
          <table:table-cell office:value-type="float" office:value="0.783986928104575" calcext:value-type="float">
            <text:p>0.783986928104575</text:p>
          </table:table-cell>
          <table:table-cell office:value-type="float" office:value="0.812091503267974" calcext:value-type="float">
            <text:p>0.812091503267974</text:p>
          </table:table-cell>
          <table:table-cell office:value-type="float" office:value="0.778104575163399" calcext:value-type="float">
            <text:p>0.778104575163399</text:p>
          </table:table-cell>
          <table:table-cell office:value-type="float" office:value="0.740522875816994" calcext:value-type="float">
            <text:p>0.740522875816994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.947058823529412" calcext:value-type="float">
            <text:p>0.94705882352941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p_2</text:p>
          </table:table-cell>
          <table:table-cell office:value-type="float" office:value="0.995751633986928" calcext:value-type="float">
            <text:p>0.995751633986928</text:p>
          </table:table-cell>
          <table:table-cell office:value-type="float" office:value="0.953267973856209" calcext:value-type="float">
            <text:p>0.953267973856209</text:p>
          </table:table-cell>
          <table:table-cell office:value-type="float" office:value="0.893464052287582" calcext:value-type="float">
            <text:p>0.89346405228758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0.989869281045752" calcext:value-type="float">
            <text:p>0.989869281045752</text:p>
          </table:table-cell>
          <table:table-cell office:value-type="float" office:value="0.958823529411765" calcext:value-type="float">
            <text:p>0.95882352941176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op_3</text:p>
          </table:table-cell>
          <table:table-cell office:value-type="float" office:value="0.997385620915033" calcext:value-type="float">
            <text:p>0.997385620915033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960130718954248" calcext:value-type="float">
            <text:p>0.960130718954248</text:p>
          </table:table-cell>
          <table:table-cell office:value-type="float" office:value="0.949346405228758" calcext:value-type="float">
            <text:p>0.949346405228758</text:p>
          </table:table-cell>
          <table:table-cell office:value-type="float" office:value="0.937254901960784" calcext:value-type="float">
            <text:p>0.937254901960784</text:p>
          </table:table-cell>
          <table:table-cell office:value-type="float" office:value="0.997385620915033" calcext:value-type="float">
            <text:p>0.997385620915033</text:p>
          </table:table-cell>
          <table:table-cell office:value-type="float" office:value="0.959803921568627" calcext:value-type="float">
            <text:p>0.959803921568627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Eastgate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968657487812184" calcext:value-type="float">
            <text:p>0.968657487812184</text:p>
          </table:table-cell>
          <table:table-cell office:value-type="float" office:value="0.610134159147044" calcext:value-type="float">
            <text:p>0.610134159147044</text:p>
          </table:table-cell>
          <table:table-cell office:value-type="float" office:value="0.534195499030498" calcext:value-type="float">
            <text:p>0.534195499030498</text:p>
          </table:table-cell>
          <table:table-cell office:value-type="float" office:value="0.473312311355005" calcext:value-type="float">
            <text:p>0.473312311355005</text:p>
          </table:table-cell>
          <table:table-cell office:value-type="float" office:value="0.405036521746914" calcext:value-type="float">
            <text:p>0.405036521746914</text:p>
          </table:table-cell>
          <table:table-cell office:value-type="float" office:value="0.839954405576417" calcext:value-type="float">
            <text:p>0.839954405576417</text:p>
          </table:table-cell>
          <table:table-cell office:value-type="float" office:value="0.955478703683016" calcext:value-type="float">
            <text:p>0.955478703683016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 office:value-type="string" calcext:value-type="string">
            <text:p>Eastgate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op_1</text:p>
          </table:table-cell>
          <table:table-cell office:value-type="float" office:value="0.975883436610283" calcext:value-type="float">
            <text:p>0.975883436610283</text:p>
          </table:table-cell>
          <table:table-cell office:value-type="float" office:value="0.665717635236979" calcext:value-type="float">
            <text:p>0.665717635236979</text:p>
          </table:table-cell>
          <table:table-cell office:value-type="float" office:value="0.767208172835371" calcext:value-type="float">
            <text:p>0.767208172835371</text:p>
          </table:table-cell>
          <table:table-cell office:value-type="float" office:value="0.686317199799029" calcext:value-type="float">
            <text:p>0.686317199799029</text:p>
          </table:table-cell>
          <table:table-cell office:value-type="float" office:value="0.655836543292581" calcext:value-type="float">
            <text:p>0.655836543292581</text:p>
          </table:table-cell>
          <table:table-cell office:value-type="float" office:value="0.90721822140345" calcext:value-type="float">
            <text:p>0.90721822140345</text:p>
          </table:table-cell>
          <table:table-cell office:value-type="float" office:value="0.969519343493552" calcext:value-type="float">
            <text:p>0.96951934349355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p_2</text:p>
          </table:table-cell>
          <table:table-cell office:value-type="float" office:value="0.996817953441635" calcext:value-type="float">
            <text:p>0.996817953441635</text:p>
          </table:table-cell>
          <table:table-cell office:value-type="float" office:value="0.865684140010048" calcext:value-type="float">
            <text:p>0.865684140010048</text:p>
          </table:table-cell>
          <table:table-cell office:value-type="float" office:value="0.857477809412159" calcext:value-type="float">
            <text:p>0.857477809412159</text:p>
          </table:table-cell>
          <table:table-cell office:value-type="float" office:value="0.853793334449841" calcext:value-type="float">
            <text:p>0.853793334449841</text:p>
          </table:table-cell>
          <table:table-cell office:value-type="float" office:value="0.869536091107017" calcext:value-type="float">
            <text:p>0.869536091107017</text:p>
          </table:table-cell>
          <table:table-cell office:value-type="float" office:value="0.985262100150729" calcext:value-type="float">
            <text:p>0.985262100150729</text:p>
          </table:table-cell>
          <table:table-cell office:value-type="float" office:value="0.978395578630045" calcext:value-type="float">
            <text:p>0.97839557863004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op_3</text:p>
          </table:table-cell>
          <table:table-cell office:value-type="float" office:value="0.998827667057444" calcext:value-type="float">
            <text:p>0.998827667057444</text:p>
          </table:table-cell>
          <table:table-cell office:value-type="float" office:value="0.962150393568916" calcext:value-type="float">
            <text:p>0.962150393568916</text:p>
          </table:table-cell>
          <table:table-cell office:value-type="float" office:value="0.908892982749958" calcext:value-type="float">
            <text:p>0.908892982749958</text:p>
          </table:table-cell>
          <table:table-cell office:value-type="float" office:value="0.942388209680121" calcext:value-type="float">
            <text:p>0.942388209680121</text:p>
          </table:table-cell>
          <table:table-cell office:value-type="float" office:value="0.913917266789482" calcext:value-type="float">
            <text:p>0.913917266789482</text:p>
          </table:table-cell>
          <table:table-cell office:value-type="float" office:value="0.996985429576285" calcext:value-type="float">
            <text:p>0.996985429576285</text:p>
          </table:table-cell>
          <table:table-cell office:value-type="float" office:value="0.981242672919109" calcext:value-type="float">
            <text:p>0.981242672919109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966097223089068" calcext:value-type="float">
            <text:p>0.966097223089068</text:p>
          </table:table-cell>
          <table:table-cell office:value-type="float" office:value="0.615414509729489" calcext:value-type="float">
            <text:p>0.615414509729489</text:p>
          </table:table-cell>
          <table:table-cell office:value-type="float" office:value="0.639984140485068" calcext:value-type="float">
            <text:p>0.639984140485068</text:p>
          </table:table-cell>
          <table:table-cell office:value-type="float" office:value="0.460060963943824" calcext:value-type="float">
            <text:p>0.460060963943824</text:p>
          </table:table-cell>
          <table:table-cell office:value-type="float" office:value="0.386763193352351" calcext:value-type="float">
            <text:p>0.386763193352351</text:p>
          </table:table-cell>
          <table:table-cell office:value-type="float" office:value="0.863739883718691" calcext:value-type="float">
            <text:p>0.863739883718691</text:p>
          </table:table-cell>
          <table:table-cell office:value-type="float" office:value="0.926768835052671" calcext:value-type="float">
            <text:p>0.926768835052671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op_1</text:p>
          </table:table-cell>
          <table:table-cell office:value-type="float" office:value="0.971280019806883" calcext:value-type="float">
            <text:p>0.971280019806883</text:p>
          </table:table-cell>
          <table:table-cell office:value-type="float" office:value="0.693240901213172" calcext:value-type="float">
            <text:p>0.693240901213172</text:p>
          </table:table-cell>
          <table:table-cell office:value-type="float" office:value="0.787076008913097" calcext:value-type="float">
            <text:p>0.787076008913097</text:p>
          </table:table-cell>
          <table:table-cell office:value-type="float" office:value="0.590987868284229" calcext:value-type="float">
            <text:p>0.590987868284229</text:p>
          </table:table-cell>
          <table:table-cell office:value-type="float" office:value="0.532805149789552" calcext:value-type="float">
            <text:p>0.532805149789552</text:p>
          </table:table-cell>
          <table:table-cell office:value-type="float" office:value="0.912354543203763" calcext:value-type="float">
            <text:p>0.912354543203763</text:p>
          </table:table-cell>
          <table:table-cell office:value-type="float" office:value="0.942312453577618" calcext:value-type="float">
            <text:p>0.94231245357761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p_2</text:p>
          </table:table-cell>
          <table:table-cell office:value-type="float" office:value="0.994800693240901" calcext:value-type="float">
            <text:p>0.994800693240901</text:p>
          </table:table-cell>
          <table:table-cell office:value-type="float" office:value="0.924981431047289" calcext:value-type="float">
            <text:p>0.924981431047289</text:p>
          </table:table-cell>
          <table:table-cell office:value-type="float" office:value="0.92077246843278" calcext:value-type="float">
            <text:p>0.92077246843278</text:p>
          </table:table-cell>
          <table:table-cell office:value-type="float" office:value="0.822480812082199" calcext:value-type="float">
            <text:p>0.822480812082199</text:p>
          </table:table-cell>
          <table:table-cell office:value-type="float" office:value="0.810349096310968" calcext:value-type="float">
            <text:p>0.810349096310968</text:p>
          </table:table-cell>
          <table:table-cell office:value-type="float" office:value="0.980935875216638" calcext:value-type="float">
            <text:p>0.980935875216638</text:p>
          </table:table-cell>
          <table:table-cell office:value-type="float" office:value="0.953453825204258" calcext:value-type="float">
            <text:p>0.953453825204258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op_3</text:p>
          </table:table-cell>
          <table:table-cell office:value-type="float" office:value="0.995295865313196" calcext:value-type="float">
            <text:p>0.995295865313196</text:p>
          </table:table-cell>
          <table:table-cell office:value-type="float" office:value="0.965337954939341" calcext:value-type="float">
            <text:p>0.965337954939341</text:p>
          </table:table-cell>
          <table:table-cell office:value-type="float" office:value="0.952215895023521" calcext:value-type="float">
            <text:p>0.952215895023521</text:p>
          </table:table-cell>
          <table:table-cell office:value-type="float" office:value="0.901955929685566" calcext:value-type="float">
            <text:p>0.901955929685566</text:p>
          </table:table-cell>
          <table:table-cell office:value-type="float" office:value="0.874721465709334" calcext:value-type="float">
            <text:p>0.874721465709334</text:p>
          </table:table-cell>
          <table:table-cell office:value-type="float" office:value="0.998266897746967" calcext:value-type="float">
            <text:p>0.998266897746967</text:p>
          </table:table-cell>
          <table:table-cell office:value-type="float" office:value="0.955682099529586" calcext:value-type="float">
            <text:p>0.955682099529586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 calcext:value-type="string" table:number-columns-spanned="8" table:number-rows-spanned="1">
            <text:p>Features Version 1</text:p>
          </table:table-cell>
          <table:covered-table-cell table:number-columns-repeated="7"/>
          <table:table-cell/>
        </table:table-row>
        <table:table-row table:style-name="ro1">
          <table:table-cell table:style-name="ce3" office:value-type="string" calcext:value-type="string">
            <text:p>AVG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2">
          <table:table-cell table:style-name="ce4" office:value-type="string" calcext:value-type="string">
            <text:p>Balanced</text:p>
          </table:table-cell>
          <table:table-cell table:style-name="ce4" table:formula="of:=AVERAGE([.B2];[.B10];[.B18];[.B26])" office:value-type="float" office:value="0.941605343269964" calcext:value-type="float">
            <text:p>0.941605343269964</text:p>
          </table:table-cell>
          <table:table-cell table:style-name="ce4" table:formula="of:=AVERAGE([.C2];[.C10];[.C18];[.C26])" office:value-type="float" office:value="0.647703344939951" calcext:value-type="float">
            <text:p>0.647703344939951</text:p>
          </table:table-cell>
          <table:table-cell table:style-name="ce4" table:formula="of:=AVERAGE([.D2];[.D10];[.D18];[.D26])" office:value-type="float" office:value="0.553192534294877" calcext:value-type="float">
            <text:p>0.553192534294877</text:p>
          </table:table-cell>
          <table:table-cell table:style-name="ce4" table:formula="of:=AVERAGE([.E2];[.E10];[.E18];[.E26])" office:value-type="float" office:value="0.462143948482171" calcext:value-type="float">
            <text:p>0.462143948482171</text:p>
          </table:table-cell>
          <table:table-cell table:style-name="ce4" table:formula="of:=AVERAGE([.F2];[.F10];[.F18];[.F26])" office:value-type="float" office:value="0.402075760796656" calcext:value-type="float">
            <text:p>0.402075760796656</text:p>
          </table:table-cell>
          <table:table-cell table:style-name="ce4" table:formula="of:=AVERAGE([.G2];[.G10];[.G18];[.G26])" office:value-type="float" office:value="0.816540248641395" calcext:value-type="float">
            <text:p>0.816540248641395</text:p>
          </table:table-cell>
          <table:table-cell table:style-name="ce4" table:formula="of:=AVERAGE([.H2];[.H10];[.H18];[.H26])" office:value-type="float" office:value="0.93112908988878" calcext:value-type="float">
            <text:p>0.93112908988878</text:p>
          </table:table-cell>
          <table:table-cell/>
        </table:table-row>
        <table:table-row table:style-name="ro2">
          <table:table-cell table:style-name="ce4" office:value-type="string" calcext:value-type="string">
            <text:p>Top_1</text:p>
          </table:table-cell>
          <table:table-cell table:style-name="ce4" table:formula="of:=AVERAGE([.C5];[.C13];[.C21];[.C29])" office:value-type="float" office:value="0.967135764506945" calcext:value-type="float">
            <text:p>0.967135764506945</text:p>
          </table:table-cell>
          <table:table-cell table:style-name="ce4" table:formula="of:=AVERAGE([.D5];[.D13];[.D21];[.D29])" office:value-type="float" office:value="0.718871037824169" calcext:value-type="float">
            <text:p>0.718871037824169</text:p>
          </table:table-cell>
          <table:table-cell table:style-name="ce4" table:formula="of:=AVERAGE([.E5];[.E13];[.E21];[.E29])" office:value-type="float" office:value="0.796424536059631" calcext:value-type="float">
            <text:p>0.796424536059631</text:p>
          </table:table-cell>
          <table:table-cell table:style-name="ce4" table:formula="of:=AVERAGE([.F5];[.F13];[.F21];[.F29])" office:value-type="float" office:value="0.679839445525173" calcext:value-type="float">
            <text:p>0.679839445525173</text:p>
          </table:table-cell>
          <table:table-cell table:style-name="ce4" table:formula="of:=AVERAGE([.G5];[.G13];[.G21];[.G29])" office:value-type="float" office:value="0.634058185302991" calcext:value-type="float">
            <text:p>0.634058185302991</text:p>
          </table:table-cell>
          <table:table-cell table:style-name="ce4" table:formula="of:=AVERAGE([.H5];[.H13];[.H21];[.H29])" office:value-type="float" office:value="0.908273206897123" calcext:value-type="float">
            <text:p>0.908273206897123</text:p>
          </table:table-cell>
          <table:table-cell table:style-name="ce4" table:formula="of:=AVERAGE([.I5];[.I13];[.I21];[.I29])" office:value-type="float" office:value="0.948829723322458" calcext:value-type="float">
            <text:p>0.948829723322458</text:p>
          </table:table-cell>
          <table:table-cell/>
        </table:table-row>
        <table:table-row table:style-name="ro2">
          <table:table-cell table:style-name="ce4" office:value-type="string" calcext:value-type="string">
            <text:p>Top_2</text:p>
          </table:table-cell>
          <table:table-cell table:style-name="ce4" table:formula="of:=AVERAGE([.C6];[.C14];[.C22];[.C30])" office:value-type="float" office:value="0.994646836164857" calcext:value-type="float">
            <text:p>0.994646836164857</text:p>
          </table:table-cell>
          <table:table-cell table:style-name="ce4" table:formula="of:=AVERAGE([.D6];[.D14];[.D22];[.D30])" office:value-type="float" office:value="0.91125523900965" calcext:value-type="float">
            <text:p>0.91125523900965</text:p>
          </table:table-cell>
          <table:table-cell table:style-name="ce4" table:formula="of:=AVERAGE([.E6];[.E14];[.E22];[.E30])" office:value-type="float" office:value="0.891527495122005" calcext:value-type="float">
            <text:p>0.891527495122005</text:p>
          </table:table-cell>
          <table:table-cell table:style-name="ce4" table:formula="of:=AVERAGE([.F6];[.F14];[.F22];[.F30])" office:value-type="float" office:value="0.857091330443131" calcext:value-type="float">
            <text:p>0.857091330443131</text:p>
          </table:table-cell>
          <table:table-cell table:style-name="ce4" table:formula="of:=AVERAGE([.G6];[.G14];[.G22];[.G30])" office:value-type="float" office:value="0.838652462336164" calcext:value-type="float">
            <text:p>0.838652462336164</text:p>
          </table:table-cell>
          <table:table-cell table:style-name="ce4" table:formula="of:=AVERAGE([.H6];[.H14];[.H22];[.H30])" office:value-type="float" office:value="0.980547554379315" calcext:value-type="float">
            <text:p>0.980547554379315</text:p>
          </table:table-cell>
          <table:table-cell table:style-name="ce4" table:formula="of:=AVERAGE([.I6];[.I14];[.I22];[.I30])" office:value-type="float" office:value="0.960330299392655" calcext:value-type="float">
            <text:p>0.960330299392655</text:p>
          </table:table-cell>
          <table:table-cell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style-name="ce2" office:value-type="string" calcext:value-type="string" table:number-columns-spanned="8" table:number-rows-spanned="1">
            <text:p>Features Version 7</text:p>
          </table:table-cell>
          <table:covered-table-cell table:number-columns-repeated="7"/>
          <table:table-cell/>
        </table:table-row>
        <table:table-row table:style-name="ro1">
          <table:table-cell table:style-name="ce3" office:value-type="string" calcext:value-type="string">
            <text:p>AVG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2">
          <table:table-cell table:style-name="ce4" office:value-type="string" calcext:value-type="string">
            <text:p>Balanced</text:p>
          </table:table-cell>
          <table:table-cell table:style-name="ce4" table:formula="of:=AVERAGE([.B50];[.B58];[.B66];[.B74])" office:value-type="float" office:value="0.920861501530321" calcext:value-type="float">
            <text:p>0.920861501530321</text:p>
          </table:table-cell>
          <table:table-cell table:style-name="ce4" table:formula="of:=AVERAGE([.C50];[.C58];[.C66];[.C74])" office:value-type="float" office:value="0.588487178009714" calcext:value-type="float">
            <text:p>0.588487178009714</text:p>
          </table:table-cell>
          <table:table-cell table:style-name="ce4" table:formula="of:=AVERAGE([.D50];[.D58];[.D66];[.D74])" office:value-type="float" office:value="0.818744394229137" calcext:value-type="float">
            <text:p>0.818744394229137</text:p>
          </table:table-cell>
          <table:table-cell table:style-name="ce4" table:formula="of:=AVERAGE([.E50];[.E58];[.E66];[.E74])" office:value-type="float" office:value="0.536260495427322" calcext:value-type="float">
            <text:p>0.536260495427322</text:p>
          </table:table-cell>
          <table:table-cell table:style-name="ce4" table:formula="of:=AVERAGE([.F50];[.F58];[.F66];[.F74])" office:value-type="float" office:value="0.501965125505084" calcext:value-type="float">
            <text:p>0.501965125505084</text:p>
          </table:table-cell>
          <table:table-cell table:style-name="ce4" table:formula="of:=AVERAGE([.G50];[.G58];[.G66];[.G74])" office:value-type="float" office:value="0.887280577346602" calcext:value-type="float">
            <text:p>0.887280577346602</text:p>
          </table:table-cell>
          <table:table-cell table:style-name="ce4" table:formula="of:=AVERAGE([.H50];[.H58];[.H66];[.H74])" office:value-type="float" office:value="0.894697768158556" calcext:value-type="float">
            <text:p>0.894697768158556</text:p>
          </table:table-cell>
          <table:table-cell/>
        </table:table-row>
        <table:table-row table:style-name="ro2">
          <table:table-cell table:style-name="ce4" office:value-type="string" calcext:value-type="string">
            <text:p>Top_1</text:p>
          </table:table-cell>
          <table:table-cell table:style-name="ce4" table:formula="of:=AVERAGE([.C53];[.C69];[.C77];[.C61])" office:value-type="float" office:value="0.956167088042553" calcext:value-type="float">
            <text:p>0.956167088042553</text:p>
          </table:table-cell>
          <table:table-cell table:style-name="ce4" table:formula="of:=AVERAGE([.D53];[.D69];[.D77];[.D61])" office:value-type="float" office:value="0.711065110945692" calcext:value-type="float">
            <text:p>0.711065110945692</text:p>
          </table:table-cell>
          <table:table-cell table:style-name="ce4" table:formula="of:=AVERAGE([.E53];[.E69];[.E77];[.E61])" office:value-type="float" office:value="0.926484105214658" calcext:value-type="float">
            <text:p>0.926484105214658</text:p>
          </table:table-cell>
          <table:table-cell table:style-name="ce4" table:formula="of:=AVERAGE([.F53];[.F69];[.F77];[.F61])" office:value-type="float" office:value="0.729627457246557" calcext:value-type="float">
            <text:p>0.729627457246557</text:p>
          </table:table-cell>
          <table:table-cell table:style-name="ce4" table:formula="of:=AVERAGE([.G53];[.G69];[.G77];[.G61])" office:value-type="float" office:value="0.720138906841556" calcext:value-type="float">
            <text:p>0.720138906841556</text:p>
          </table:table-cell>
          <table:table-cell table:style-name="ce4" table:formula="of:=AVERAGE([.H53];[.H69];[.H77];[.H61])" office:value-type="float" office:value="0.938659743090489" calcext:value-type="float">
            <text:p>0.938659743090489</text:p>
          </table:table-cell>
          <table:table-cell table:style-name="ce4" table:formula="of:=AVERAGE([.I53];[.I69];[.I77];[.I61])" office:value-type="float" office:value="0.93302678617376" calcext:value-type="float">
            <text:p>0.93302678617376</text:p>
          </table:table-cell>
          <table:table-cell/>
        </table:table-row>
        <table:table-row table:style-name="ro2">
          <table:table-cell table:style-name="ce4" office:value-type="string" calcext:value-type="string">
            <text:p>Top_2</text:p>
          </table:table-cell>
          <table:table-cell table:style-name="ce4" table:formula="of:=AVERAGE([.C54];[.C62];[.C70];[.C78])" office:value-type="float" office:value="0.986685187140187" calcext:value-type="float">
            <text:p>0.986685187140187</text:p>
          </table:table-cell>
          <table:table-cell table:style-name="ce4" table:formula="of:=AVERAGE([.D54];[.D62];[.D70];[.D78])" office:value-type="float" office:value="0.886763944430365" calcext:value-type="float">
            <text:p>0.886763944430365</text:p>
          </table:table-cell>
          <table:table-cell table:style-name="ce4" table:formula="of:=AVERAGE([.E54];[.E62];[.E70];[.E78])" office:value-type="float" office:value="0.983985594721842" calcext:value-type="float">
            <text:p>0.983985594721842</text:p>
          </table:table-cell>
          <table:table-cell table:style-name="ce4" table:formula="of:=AVERAGE([.F54];[.F62];[.F70];[.F78])" office:value-type="float" office:value="0.905765916509906" calcext:value-type="float">
            <text:p>0.905765916509906</text:p>
          </table:table-cell>
          <table:table-cell table:style-name="ce4" table:formula="of:=AVERAGE([.G54];[.G62];[.G70];[.G78])" office:value-type="float" office:value="0.905174333522411" calcext:value-type="float">
            <text:p>0.905174333522411</text:p>
          </table:table-cell>
          <table:table-cell table:style-name="ce4" table:formula="of:=AVERAGE([.H54];[.H62];[.H70];[.H78])" office:value-type="float" office:value="0.989295793366155" calcext:value-type="float">
            <text:p>0.989295793366155</text:p>
          </table:table-cell>
          <table:table-cell table:style-name="ce4" table:formula="of:=AVERAGE([.I54];[.I62];[.I70];[.I78])" office:value-type="float" office:value="0.945517734324655" calcext:value-type="float">
            <text:p>0.945517734324655</text:p>
          </table:table-cell>
          <table:table-cell/>
        </table:table-row>
        <table:table-row table:style-name="ro2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902845102688332" calcext:value-type="float">
            <text:p>0.902845102688332</text:p>
          </table:table-cell>
          <table:table-cell office:value-type="float" office:value="0.554300220654502" calcext:value-type="float">
            <text:p>0.554300220654502</text:p>
          </table:table-cell>
          <table:table-cell office:value-type="float" office:value="0.799069098538921" calcext:value-type="float">
            <text:p>0.799069098538921</text:p>
          </table:table-cell>
          <table:table-cell office:value-type="float" office:value="0.499565307951362" calcext:value-type="float">
            <text:p>0.499565307951362</text:p>
          </table:table-cell>
          <table:table-cell office:value-type="float" office:value="0.465798732864912" calcext:value-type="float">
            <text:p>0.465798732864912</text:p>
          </table:table-cell>
          <table:table-cell office:value-type="float" office:value="0.855133953474463" calcext:value-type="float">
            <text:p>0.855133953474463</text:p>
          </table:table-cell>
          <table:table-cell office:value-type="float" office:value="0.860775448126556" calcext:value-type="float">
            <text:p>0.860775448126556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op_1</text:p>
          </table:table-cell>
          <table:table-cell office:value-type="float" office:value="0.95205657194758" calcext:value-type="float">
            <text:p>0.95205657194758</text:p>
          </table:table-cell>
          <table:table-cell office:value-type="float" office:value="0.635850525496302" calcext:value-type="float">
            <text:p>0.635850525496302</text:p>
          </table:table-cell>
          <table:table-cell office:value-type="float" office:value="0.902880498248346" calcext:value-type="float">
            <text:p>0.902880498248346</text:p>
          </table:table-cell>
          <table:table-cell office:value-type="float" office:value="0.678279486181394" calcext:value-type="float">
            <text:p>0.678279486181394</text:p>
          </table:table-cell>
          <table:table-cell office:value-type="float" office:value="0.665953029713248" calcext:value-type="float">
            <text:p>0.665953029713248</text:p>
          </table:table-cell>
          <table:table-cell office:value-type="float" office:value="0.924938367717659" calcext:value-type="float">
            <text:p>0.924938367717659</text:p>
          </table:table-cell>
          <table:table-cell office:value-type="float" office:value="0.918061502530167" calcext:value-type="float">
            <text:p>0.918061502530167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p_2</text:p>
          </table:table-cell>
          <table:table-cell office:value-type="float" office:value="0.987478915271831" calcext:value-type="float">
            <text:p>0.987478915271831</text:p>
          </table:table-cell>
          <table:table-cell office:value-type="float" office:value="0.780394446606981" calcext:value-type="float">
            <text:p>0.780394446606981</text:p>
          </table:table-cell>
          <table:table-cell office:value-type="float" office:value="0.970027247956403" calcext:value-type="float">
            <text:p>0.970027247956403</text:p>
          </table:table-cell>
          <table:table-cell office:value-type="float" office:value="0.88108213312573" calcext:value-type="float">
            <text:p>0.88108213312573</text:p>
          </table:table-cell>
          <table:table-cell office:value-type="float" office:value="0.877449072271961" calcext:value-type="float">
            <text:p>0.877449072271961</text:p>
          </table:table-cell>
          <table:table-cell office:value-type="float" office:value="0.979499156610873" calcext:value-type="float">
            <text:p>0.979499156610873</text:p>
          </table:table-cell>
          <table:table-cell office:value-type="float" office:value="0.935772674192293" calcext:value-type="float">
            <text:p>0.935772674192293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op_3</text:p>
          </table:table-cell>
          <table:table-cell office:value-type="float" office:value="0.992409497859089" calcext:value-type="float">
            <text:p>0.992409497859089</text:p>
          </table:table-cell>
          <table:table-cell office:value-type="float" office:value="0.941092513299598" calcext:value-type="float">
            <text:p>0.941092513299598</text:p>
          </table:table-cell>
          <table:table-cell office:value-type="float" office:value="0.990722719605553" calcext:value-type="float">
            <text:p>0.990722719605553</text:p>
          </table:table-cell>
          <table:table-cell office:value-type="float" office:value="0.935253665498897" calcext:value-type="float">
            <text:p>0.935253665498897</text:p>
          </table:table-cell>
          <table:table-cell office:value-type="float" office:value="0.927728039444661" calcext:value-type="float">
            <text:p>0.927728039444661</text:p>
          </table:table-cell>
          <table:table-cell office:value-type="float" office:value="0.991760736992345" calcext:value-type="float">
            <text:p>0.991760736992345</text:p>
          </table:table-cell>
          <table:table-cell office:value-type="float" office:value="0.941871026339691" calcext:value-type="float">
            <text:p>0.941871026339691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877657998784618" calcext:value-type="float">
            <text:p>0.877657998784618</text:p>
          </table:table-cell>
          <table:table-cell office:value-type="float" office:value="0.622599017429711" calcext:value-type="float">
            <text:p>0.622599017429711</text:p>
          </table:table-cell>
          <table:table-cell office:value-type="float" office:value="0.820017244981109" calcext:value-type="float">
            <text:p>0.820017244981109</text:p>
          </table:table-cell>
          <table:table-cell office:value-type="float" office:value="0.49102855871653" calcext:value-type="float">
            <text:p>0.49102855871653</text:p>
          </table:table-cell>
          <table:table-cell office:value-type="float" office:value="0.468252273212945" calcext:value-type="float">
            <text:p>0.468252273212945</text:p>
          </table:table-cell>
          <table:table-cell office:value-type="float" office:value="0.841831789693913" calcext:value-type="float">
            <text:p>0.841831789693913</text:p>
          </table:table-cell>
          <table:table-cell office:value-type="float" office:value="0.870885284367059" calcext:value-type="float">
            <text:p>0.870885284367059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op_1</text:p>
          </table:table-cell>
          <table:table-cell office:value-type="float" office:value="0.969279297812521" calcext:value-type="float">
            <text:p>0.969279297812521</text:p>
          </table:table-cell>
          <table:table-cell office:value-type="float" office:value="0.786532263594596" calcext:value-type="float">
            <text:p>0.786532263594596</text:p>
          </table:table-cell>
          <table:table-cell office:value-type="float" office:value="0.952890351779469" calcext:value-type="float">
            <text:p>0.952890351779469</text:p>
          </table:table-cell>
          <table:table-cell office:value-type="float" office:value="0.781320715902078" calcext:value-type="float">
            <text:p>0.781320715902078</text:p>
          </table:table-cell>
          <table:table-cell office:value-type="float" office:value="0.765548926832613" calcext:value-type="float">
            <text:p>0.765548926832613</text:p>
          </table:table-cell>
          <table:table-cell office:value-type="float" office:value="0.952136048823973" calcext:value-type="float">
            <text:p>0.952136048823973</text:p>
          </table:table-cell>
          <table:table-cell office:value-type="float" office:value="0.945347322224508" calcext:value-type="float">
            <text:p>0.94534732222450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p_2</text:p>
          </table:table-cell>
          <table:table-cell office:value-type="float" office:value="0.990948364534046" calcext:value-type="float">
            <text:p>0.990948364534046</text:p>
          </table:table-cell>
          <table:table-cell office:value-type="float" office:value="0.940410066515806" calcext:value-type="float">
            <text:p>0.940410066515806</text:p>
          </table:table-cell>
          <table:table-cell office:value-type="float" office:value="0.990879791538092" calcext:value-type="float">
            <text:p>0.990879791538092</text:p>
          </table:table-cell>
          <table:table-cell office:value-type="float" office:value="0.929301241171227" calcext:value-type="float">
            <text:p>0.929301241171227</text:p>
          </table:table-cell>
          <table:table-cell office:value-type="float" office:value="0.934718507851608" calcext:value-type="float">
            <text:p>0.934718507851608</text:p>
          </table:table-cell>
          <table:table-cell office:value-type="float" office:value="0.988205444695879" calcext:value-type="float">
            <text:p>0.988205444695879</text:p>
          </table:table-cell>
          <table:table-cell office:value-type="float" office:value="0.954398957690461" calcext:value-type="float">
            <text:p>0.95439895769046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op_3</text:p>
          </table:table-cell>
          <table:table-cell office:value-type="float" office:value="0.992525543440993" calcext:value-type="float">
            <text:p>0.992525543440993</text:p>
          </table:table-cell>
          <table:table-cell office:value-type="float" office:value="0.971747925666872" calcext:value-type="float">
            <text:p>0.971747925666872</text:p>
          </table:table-cell>
          <table:table-cell office:value-type="float" office:value="0.99869711307687" calcext:value-type="float">
            <text:p>0.99869711307687</text:p>
          </table:table-cell>
          <table:table-cell office:value-type="float" office:value="0.975588013440307" calcext:value-type="float">
            <text:p>0.975588013440307</text:p>
          </table:table-cell>
          <table:table-cell office:value-type="float" office:value="0.964342042103819" calcext:value-type="float">
            <text:p>0.964342042103819</text:p>
          </table:table-cell>
          <table:table-cell office:value-type="float" office:value="0.995062744291298" calcext:value-type="float">
            <text:p>0.995062744291298</text:p>
          </table:table-cell>
          <table:table-cell office:value-type="float" office:value="0.957004731536721" calcext:value-type="float">
            <text:p>0.957004731536721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957710521134308" calcext:value-type="float">
            <text:p>0.957710521134308</text:p>
          </table:table-cell>
          <table:table-cell office:value-type="float" office:value="0.595549114660164" calcext:value-type="float">
            <text:p>0.595549114660164</text:p>
          </table:table-cell>
          <table:table-cell office:value-type="float" office:value="0.858044712769939" calcext:value-type="float">
            <text:p>0.858044712769939</text:p>
          </table:table-cell>
          <table:table-cell office:value-type="float" office:value="0.64319205919898" calcext:value-type="float">
            <text:p>0.64319205919898</text:p>
          </table:table-cell>
          <table:table-cell office:value-type="float" office:value="0.570663612997442" calcext:value-type="float">
            <text:p>0.570663612997442</text:p>
          </table:table-cell>
          <table:table-cell office:value-type="float" office:value="0.927425196589359" calcext:value-type="float">
            <text:p>0.927425196589359</text:p>
          </table:table-cell>
          <table:table-cell office:value-type="float" office:value="0.917585154952857" calcext:value-type="float">
            <text:p>0.917585154952857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op_1</text:p>
          </table:table-cell>
          <table:table-cell office:value-type="float" office:value="0.973644982410113" calcext:value-type="float">
            <text:p>0.973644982410113</text:p>
          </table:table-cell>
          <table:table-cell office:value-type="float" office:value="0.68797328722199" calcext:value-type="float">
            <text:p>0.68797328722199</text:p>
          </table:table-cell>
          <table:table-cell office:value-type="float" office:value="0.940432890107924" calcext:value-type="float">
            <text:p>0.940432890107924</text:p>
          </table:table-cell>
          <table:table-cell office:value-type="float" office:value="0.826426569673842" calcext:value-type="float">
            <text:p>0.826426569673842</text:p>
          </table:table-cell>
          <table:table-cell office:value-type="float" office:value="0.794168505157713" calcext:value-type="float">
            <text:p>0.794168505157713</text:p>
          </table:table-cell>
          <table:table-cell office:value-type="float" office:value="0.963031423290203" calcext:value-type="float">
            <text:p>0.963031423290203</text:p>
          </table:table-cell>
          <table:table-cell office:value-type="float" office:value="0.951106075964463" calcext:value-type="float">
            <text:p>0.951106075964463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p_2</text:p>
          </table:table-cell>
          <table:table-cell office:value-type="float" office:value="0.99815157116451" calcext:value-type="float">
            <text:p>0.99815157116451</text:p>
          </table:table-cell>
          <table:table-cell office:value-type="float" office:value="0.898634547731203" calcext:value-type="float">
            <text:p>0.898634547731203</text:p>
          </table:table-cell>
          <table:table-cell office:value-type="float" office:value="0.989624947826605" calcext:value-type="float">
            <text:p>0.989624947826605</text:p>
          </table:table-cell>
          <table:table-cell office:value-type="float" office:value="0.922008228489655" calcext:value-type="float">
            <text:p>0.922008228489655</text:p>
          </table:table-cell>
          <table:table-cell office:value-type="float" office:value="0.909904000954028" calcext:value-type="float">
            <text:p>0.909904000954028</text:p>
          </table:table-cell>
          <table:table-cell office:value-type="float" office:value="0.994514340230159" calcext:value-type="float">
            <text:p>0.994514340230159</text:p>
          </table:table-cell>
          <table:table-cell office:value-type="float" office:value="0.959811579512253" calcext:value-type="float">
            <text:p>0.959811579512253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op_3</text:p>
          </table:table-cell>
          <table:table-cell office:value-type="float" office:value="0.999642239580228" calcext:value-type="float">
            <text:p>0.999642239580228</text:p>
          </table:table-cell>
          <table:table-cell office:value-type="float" office:value="0.943891240832389" calcext:value-type="float">
            <text:p>0.943891240832389</text:p>
          </table:table-cell>
          <table:table-cell office:value-type="float" office:value="0.997137916641822" calcext:value-type="float">
            <text:p>0.997137916641822</text:p>
          </table:table-cell>
          <table:table-cell office:value-type="float" office:value="0.968874843479816" calcext:value-type="float">
            <text:p>0.968874843479816</text:p>
          </table:table-cell>
          <table:table-cell office:value-type="float" office:value="0.974897143879315" calcext:value-type="float">
            <text:p>0.974897143879315</text:p>
          </table:table-cell>
          <table:table-cell office:value-type="float" office:value="0.999105598950569" calcext:value-type="float">
            <text:p>0.999105598950569</text:p>
          </table:table-cell>
          <table:table-cell office:value-type="float" office:value="0.963389183709976" calcext:value-type="float">
            <text:p>0.963389183709976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.945232383514025" calcext:value-type="float">
            <text:p>0.945232383514025</text:p>
          </table:table-cell>
          <table:table-cell office:value-type="float" office:value="0.581500359294481" calcext:value-type="float">
            <text:p>0.581500359294481</text:p>
          </table:table-cell>
          <table:table-cell office:value-type="float" office:value="0.797846520626578" calcext:value-type="float">
            <text:p>0.797846520626578</text:p>
          </table:table-cell>
          <table:table-cell office:value-type="float" office:value="0.511256055842417" calcext:value-type="float">
            <text:p>0.511256055842417</text:p>
          </table:table-cell>
          <table:table-cell office:value-type="float" office:value="0.503145882945038" calcext:value-type="float">
            <text:p>0.503145882945038</text:p>
          </table:table-cell>
          <table:table-cell office:value-type="float" office:value="0.924731369628672" calcext:value-type="float">
            <text:p>0.924731369628672</text:p>
          </table:table-cell>
          <table:table-cell office:value-type="float" office:value="0.929545185187751" calcext:value-type="float">
            <text:p>0.929545185187751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SGD_modified_huber</text:p>
          </table:table-cell>
          <table:table-cell table:style-name="ce1" office:value-type="string" calcext:value-type="string">
            <text:p>SGD_log_loss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Top_1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73390436746988" calcext:value-type="float">
            <text:p>0.73390436746988</text:p>
          </table:table-cell>
          <table:table-cell office:value-type="float" office:value="0.909732680722892" calcext:value-type="float">
            <text:p>0.909732680722892</text:p>
          </table:table-cell>
          <table:table-cell office:value-type="float" office:value="0.632483057228916" calcext:value-type="float">
            <text:p>0.632483057228916</text:p>
          </table:table-cell>
          <table:table-cell office:value-type="float" office:value="0.654885165662651" calcext:value-type="float">
            <text:p>0.654885165662651</text:p>
          </table:table-cell>
          <table:table-cell office:value-type="float" office:value="0.91453313253012" calcext:value-type="float">
            <text:p>0.91453313253012</text:p>
          </table:table-cell>
          <table:table-cell office:value-type="float" office:value="0.917592243975904" calcext:value-type="float">
            <text:p>0.917592243975904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p_2</text:p>
          </table:table-cell>
          <table:table-cell office:value-type="float" office:value="0.970161897590361" calcext:value-type="float">
            <text:p>0.970161897590361</text:p>
          </table:table-cell>
          <table:table-cell office:value-type="float" office:value="0.92761671686747" calcext:value-type="float">
            <text:p>0.92761671686747</text:p>
          </table:table-cell>
          <table:table-cell office:value-type="float" office:value="0.985410391566265" calcext:value-type="float">
            <text:p>0.985410391566265</text:p>
          </table:table-cell>
          <table:table-cell office:value-type="float" office:value="0.890672063253012" calcext:value-type="float">
            <text:p>0.890672063253012</text:p>
          </table:table-cell>
          <table:table-cell office:value-type="float" office:value="0.898625753012048" calcext:value-type="float">
            <text:p>0.898625753012048</text:p>
          </table:table-cell>
          <table:table-cell office:value-type="float" office:value="0.994964231927711" calcext:value-type="float">
            <text:p>0.994964231927711</text:p>
          </table:table-cell>
          <table:table-cell office:value-type="float" office:value="0.932087725903614" calcext:value-type="float">
            <text:p>0.932087725903614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Top_3</text:p>
          </table:table-cell>
          <table:table-cell office:value-type="float" office:value="0.97105609939759" calcext:value-type="float">
            <text:p>0.97105609939759</text:p>
          </table:table-cell>
          <table:table-cell office:value-type="float" office:value="0.952936746987952" calcext:value-type="float">
            <text:p>0.952936746987952</text:p>
          </table:table-cell>
          <table:table-cell office:value-type="float" office:value="0.993599397590361" calcext:value-type="float">
            <text:p>0.993599397590361</text:p>
          </table:table-cell>
          <table:table-cell office:value-type="float" office:value="0.964561370481928" calcext:value-type="float">
            <text:p>0.964561370481928</text:p>
          </table:table-cell>
          <table:table-cell office:value-type="float" office:value="0.940794427710843" calcext:value-type="float">
            <text:p>0.940794427710843</text:p>
          </table:table-cell>
          <table:table-cell office:value-type="float" office:value="0.998729292168675" calcext:value-type="float">
            <text:p>0.998729292168675</text:p>
          </table:table-cell>
          <table:table-cell office:value-type="float" office:value="0.933076054216867" calcext:value-type="float">
            <text:p>0.9330760542168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5:33:08.573439511</meta:creation-date>
    <dc:date>2023-04-05T21:33:37.575388742</dc:date>
    <meta:editing-duration>PT5H45M40S</meta:editing-duration>
    <meta:editing-cycles>4</meta:editing-cycles>
    <meta:generator>LibreOffice/7.3.7.2$Linux_X86_64 LibreOffice_project/30$Build-2</meta:generator>
    <meta:document-statistic meta:table-count="1" meta:cell-count="472" meta:object-count="0"/>
  </office:meta>
</office:document-meta>
</file>